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832" officeooo:paragraph-rsid="000d48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4832" officeooo:paragraph-rsid="000d483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f3b03" officeooo:paragraph-rsid="000f3b03"/>
    </style:style>
    <style:style style:name="P4" style:family="paragraph" style:parent-style-name="Standard">
      <style:paragraph-properties fo:text-align="justify" style:justify-single-word="false"/>
      <style:text-properties officeooo:rsid="001152c3" officeooo:paragraph-rsid="001152c3"/>
    </style:style>
    <style:style style:name="P5" style:family="paragraph" style:parent-style-name="Standard">
      <style:paragraph-properties fo:text-align="justify" style:justify-single-word="false"/>
      <style:text-properties officeooo:rsid="001152c3" officeooo:paragraph-rsid="00135ed8"/>
    </style:style>
    <style:style style:name="P6" style:family="paragraph" style:parent-style-name="Standard">
      <style:paragraph-properties fo:text-align="justify" style:justify-single-word="false"/>
      <style:text-properties officeooo:rsid="0012340a" officeooo:paragraph-rsid="0012340a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2340a" officeooo:paragraph-rsid="0012340a"/>
    </style:style>
    <style:style style:name="P8" style:family="paragraph" style:parent-style-name="Footnote">
      <style:text-properties officeooo:rsid="000f3b03" officeooo:paragraph-rsid="000f3b03"/>
    </style:style>
    <style:style style:name="P9" style:family="paragraph" style:parent-style-name="Footnote">
      <style:text-properties officeooo:rsid="000fa17a" officeooo:paragraph-rsid="000fa17a"/>
    </style:style>
    <style:style style:name="P10" style:family="paragraph" style:parent-style-name="Footnote">
      <style:text-properties officeooo:rsid="00135ed8" officeooo:paragraph-rsid="00135ed8"/>
    </style:style>
    <style:style style:name="T1" style:family="text">
      <style:text-properties officeooo:rsid="000fa17a"/>
    </style:style>
    <style:style style:name="T2" style:family="text">
      <style:text-properties officeooo:rsid="00135ed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ia</text:p>
      <text:p text:style-name="P1">Desarrollo de módulo de adquisición para FPGA</text:p>
      <text:p text:style-name="P1"/>
      <text:p text:style-name="P3">Se va a desarrollar un medidor de impedancia (hasta 100 kHz) capaz de medir la parte real e imaginaria de un dipolo por medio de la inyección de una señal y la medición de su respuesta. El circuito está basado en un AD5933<text:note text:id="ftn0" text:note-class="footnote"><text:note-citation>1</text:note-citation><text:note-body><text:p text:style-name="P8">http://www.analog.com/media/en/technical-documentation/data-sheets/AD5933.pdf</text:p></text:note-body></text:note> (ver hoja de datos en docs/datasheets).</text:p>
      <text:p text:style-name="P3"/>
      <text:p text:style-name="P3">El circuito está desarrollado para conectarse a una FPGA utilizando la interfaz PMOD<text:note text:id="ftn1" text:note-class="footnote"><text:note-citation>2</text:note-citation><text:note-body><text:p text:style-name="P8">https://www.digilentinc.com/Pmods/Digilent-Pmod_%20Interface_Specification.pdf</text:p></text:note-body></text:note> (ver docs/Referencias) la cual puede utilizarse con kits de desarrollo Digilent o con <text:span text:style-name="T1">la plataforma </text:span>KEFIR<text:note text:id="ftn2" text:note-class="footnote"><text:note-citation>3</text:note-citation><text:note-body><text:p text:style-name="P9">http://fpgalibre.sourceforge.net/Kefir/</text:p></text:note-body></text:note>, <text:span text:style-name="T1">de desarrollo local, la cual cuenta con dos puertos PMOD.</text:span></text:p>
      <text:p text:style-name="P3"/>
      <text:p text:style-name="P5">El <text:span text:style-name="T2">AD 5933 tiene una referencia de clock interna</text:span>, pero se agrega la posibilidad de soldarle una referencia <text:span text:style-name="T2">d</text:span>e clock <text:span text:style-name="T2">externa </text:span>para otro tipo de usos <text:span text:style-name="T2">(por ejemplo, mejorar la estabilidad de la referencia) por medio de un oscilador externo</text:span><text:span text:style-name="T2"><text:note text:id="ftn3" text:note-class="footnote"><text:note-citation>4</text:note-citation><text:note-body><text:p text:style-name="P10">http://www.abracon.com/Oscillators/ASFLMB.pdf</text:p></text:note-body></text:note></text:span><text:span text:style-name="T2"> (ver hoja de datos en docs/datasheets)</text:span>.</text:p>
      <text:p text:style-name="P4"/>
      <text:p text:style-name="P6">Podemos identificar varias partes claramente definidas a fin de facilitar el diseño y diagramación del proyecto:</text:p>
      <text:p text:style-name="P6"/>
      <text:list xml:id="list2435305478021848615" text:style-name="L1">
        <text:list-item>
          <text:p text:style-name="P7"><text:span text:style-name="T3">Fuente de tensión : </text:span><text:s/>Provee alimentación para la parte analógica y digital</text:p>
        </text:list-item>
        <text:list-item>
          <text:p text:style-name="P7"><text:span text:style-name="T3">Generación de reloj : </text:span><text:s/>Provee una señal de reloj interna</text:p>
        </text:list-item>
        <text:list-item>
          <text:p text:style-name="P7"><text:span text:style-name="T3">Módulo de señal :</text:span> Provee el ruteo de las señales analógicas y digitales de entrada y salida, así como el acondicionamiento de señal para la medición de impedancias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9:15:25.409087913</meta:creation-date>
    <meta:generator>LibreOffice/4.2.8.2$Linux_X86_64 LibreOffice_project/420m0$Build-2</meta:generator>
    <dc:date>2016-11-17T09:42:55.830723671</dc:date>
    <meta:editing-duration>PT34M22S</meta:editing-duration>
    <meta:editing-cycles>5</meta:editing-cycles>
    <meta:document-statistic meta:table-count="0" meta:image-count="0" meta:object-count="0" meta:page-count="1" meta:paragraph-count="13" meta:word-count="215" meta:character-count="1490" meta:non-whitespace-character-count="1289"/>
  </office:meta>
</office:document-meta>
</file>